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1" manifest:media-type=""/>
  <manifest:file-entry manifest:full-path="ObjectReplacements/Object 36" manifest:media-type="application/x-openoffice-gdimetafile;windows_formatname=&quot;GDIMetaFile&quot;"/>
  <manifest:file-entry manifest:full-path="ObjectReplacements/Object 60" manifest:media-type=""/>
  <manifest:file-entry manifest:full-path="ObjectReplacements/Object 35" manifest:media-type="application/x-openoffice-gdimetafile;windows_formatname=&quot;GDIMetaFile&quot;"/>
  <manifest:file-entry manifest:full-path="ObjectReplacements/Object 63" manifest:media-type="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"/>
  <manifest:file-entry manifest:full-path="ObjectReplacements/Object 55" manifest:media-type="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65" manifest:media-type=""/>
  <manifest:file-entry manifest:full-path="ObjectReplacements/Object 3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"/>
  <manifest:file-entry manifest:full-path="ObjectReplacements/Object 33" manifest:media-type="application/x-openoffice-gdimetafile;windows_formatname=&quot;GDIMetaFile&quot;"/>
  <manifest:file-entry manifest:full-path="ObjectReplacements/Object 68" manifest:media-type="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0.05pt solid #000000" fo:border-right="none" fo:border-top="none" fo:border-bottom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8*"/>
    </style:style>
    <style:style style:name="Tableau3.B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8*"/>
    </style:style>
    <style:style style:name="Tableau4.B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none" fo:border-bottom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8*"/>
    </style:style>
    <style:style style:name="Tableau5.B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none" fo:border-bottom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8*"/>
    </style:style>
    <style:style style:name="Tableau6.B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none" fo:border-bottom="none"/>
    </style:style>
    <style:style style:name="Tableau6.B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8*"/>
    </style:style>
    <style:style style:name="Tableau7.B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none" fo:border-bottom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8*"/>
    </style:style>
    <style:style style:name="Tableau8.B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05pt solid #000000" fo:border-right="none" fo:border-top="none" fo:border-bottom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8*"/>
    </style:style>
    <style:style style:name="Tableau9.B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5pt solid #000000" fo:border-right="none" fo:border-top="none" fo:border-bottom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8*"/>
    </style:style>
    <style:style style:name="Tableau10.B" style:family="table-column">
      <style:table-column-properties style:column-width="8.5cm" style:rel-column-width="32767*"/>
    </style:style>
    <style:style style:name="Tableau10.A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officeooo:rsid="001256b9" officeooo:paragraph-rsid="0014f116"/>
    </style:style>
    <style:style style:name="P2" style:family="paragraph" style:parent-style-name="Standard">
      <style:text-properties officeooo:rsid="001256b9" officeooo:paragraph-rsid="001797c9"/>
    </style:style>
    <style:style style:name="P3" style:family="paragraph" style:parent-style-name="Standard">
      <style:text-properties officeooo:rsid="001256b9" officeooo:paragraph-rsid="0019edbd"/>
    </style:style>
    <style:style style:name="P4" style:family="paragraph" style:parent-style-name="Text_20_body">
      <style:text-properties officeooo:rsid="001197c9" officeooo:paragraph-rsid="001197c9"/>
    </style:style>
    <style:style style:name="P5" style:family="paragraph" style:parent-style-name="Text_20_body">
      <style:text-properties officeooo:rsid="00124dfc" officeooo:paragraph-rsid="00124dfc"/>
    </style:style>
    <style:style style:name="P6" style:family="paragraph" style:parent-style-name="Text_20_body">
      <style:text-properties officeooo:rsid="00124dfc" officeooo:paragraph-rsid="0014f116"/>
    </style:style>
    <style:style style:name="P7" style:family="paragraph" style:parent-style-name="Text_20_body">
      <style:text-properties officeooo:rsid="00124dfc" officeooo:paragraph-rsid="001797c9"/>
    </style:style>
    <style:style style:name="P8" style:family="paragraph" style:parent-style-name="Text_20_body">
      <style:text-properties officeooo:rsid="00124dfc" officeooo:paragraph-rsid="0019edbd"/>
    </style:style>
    <style:style style:name="P9" style:family="paragraph" style:parent-style-name="Text_20_body">
      <style:text-properties officeooo:rsid="00124dfc" officeooo:paragraph-rsid="001b8824"/>
    </style:style>
    <style:style style:name="P10" style:family="paragraph" style:parent-style-name="Text_20_body">
      <style:text-properties officeooo:rsid="00124dfc" officeooo:paragraph-rsid="0020c5ab"/>
    </style:style>
    <style:style style:name="P11" style:family="paragraph" style:parent-style-name="Text_20_body">
      <style:text-properties officeooo:paragraph-rsid="00124dfc"/>
    </style:style>
    <style:style style:name="P12" style:family="paragraph" style:parent-style-name="Text_20_body">
      <style:text-properties officeooo:rsid="001256b9" officeooo:paragraph-rsid="001256b9"/>
    </style:style>
    <style:style style:name="P13" style:family="paragraph" style:parent-style-name="Text_20_body">
      <style:text-properties officeooo:rsid="001256b9" officeooo:paragraph-rsid="0020c5ab"/>
    </style:style>
    <style:style style:name="P14" style:family="paragraph" style:parent-style-name="Text_20_body">
      <style:text-properties officeooo:rsid="0014f116" officeooo:paragraph-rsid="0014f116"/>
    </style:style>
    <style:style style:name="P15" style:family="paragraph" style:parent-style-name="Text_20_body">
      <style:text-properties officeooo:rsid="00167352" officeooo:paragraph-rsid="00167352"/>
    </style:style>
    <style:style style:name="P16" style:family="paragraph" style:parent-style-name="Text_20_body">
      <style:text-properties officeooo:rsid="00167352" officeooo:paragraph-rsid="001797c9"/>
    </style:style>
    <style:style style:name="P17" style:family="paragraph" style:parent-style-name="Text_20_body">
      <style:text-properties officeooo:rsid="00167352" officeooo:paragraph-rsid="00190ea0"/>
    </style:style>
    <style:style style:name="P18" style:family="paragraph" style:parent-style-name="Text_20_body">
      <style:text-properties officeooo:rsid="001797c9" officeooo:paragraph-rsid="001797c9"/>
    </style:style>
    <style:style style:name="P19" style:family="paragraph" style:parent-style-name="Text_20_body">
      <style:text-properties officeooo:rsid="0019edbd" officeooo:paragraph-rsid="0019edbd"/>
    </style:style>
    <style:style style:name="P20" style:family="paragraph" style:parent-style-name="Text_20_body">
      <style:text-properties officeooo:rsid="001b8824" officeooo:paragraph-rsid="001b8824"/>
    </style:style>
    <style:style style:name="P21" style:family="paragraph" style:parent-style-name="Table_20_Contents">
      <style:text-properties officeooo:rsid="00124dfc" officeooo:paragraph-rsid="00124dfc"/>
    </style:style>
    <style:style style:name="P22" style:family="paragraph" style:parent-style-name="Table_20_Contents">
      <style:text-properties officeooo:rsid="00124dfc" officeooo:paragraph-rsid="0014f116"/>
    </style:style>
    <style:style style:name="P23" style:family="paragraph" style:parent-style-name="Table_20_Contents">
      <style:text-properties officeooo:rsid="00124dfc" officeooo:paragraph-rsid="00167352"/>
    </style:style>
    <style:style style:name="P24" style:family="paragraph" style:parent-style-name="Table_20_Contents">
      <style:text-properties officeooo:rsid="00124dfc" officeooo:paragraph-rsid="001797c9"/>
    </style:style>
    <style:style style:name="P25" style:family="paragraph" style:parent-style-name="Table_20_Contents">
      <style:text-properties officeooo:rsid="00124dfc" officeooo:paragraph-rsid="0019edbd"/>
    </style:style>
    <style:style style:name="P26" style:family="paragraph" style:parent-style-name="Table_20_Contents">
      <style:text-properties officeooo:rsid="00124dfc" officeooo:paragraph-rsid="001b8824"/>
    </style:style>
    <style:style style:name="P27" style:family="paragraph" style:parent-style-name="Table_20_Contents">
      <style:text-properties officeooo:rsid="00140139" officeooo:paragraph-rsid="00140139"/>
    </style:style>
    <style:style style:name="P28" style:family="paragraph" style:parent-style-name="Table_20_Contents">
      <style:text-properties officeooo:rsid="00140139" officeooo:paragraph-rsid="0014f116"/>
    </style:style>
    <style:style style:name="P29" style:family="paragraph" style:parent-style-name="Table_20_Contents">
      <style:text-properties officeooo:rsid="00140139" officeooo:paragraph-rsid="001797c9"/>
    </style:style>
    <style:style style:name="P30" style:family="paragraph" style:parent-style-name="Table_20_Contents">
      <style:text-properties officeooo:rsid="00140139" officeooo:paragraph-rsid="0019edbd"/>
    </style:style>
    <style:style style:name="P31" style:family="paragraph" style:parent-style-name="Table_20_Contents">
      <style:text-properties officeooo:rsid="00167352" officeooo:paragraph-rsid="00167352"/>
    </style:style>
    <style:style style:name="P32" style:family="paragraph" style:parent-style-name="Table_20_Contents">
      <style:text-properties officeooo:rsid="00167352" officeooo:paragraph-rsid="001797c9"/>
    </style:style>
    <style:style style:name="P33" style:family="paragraph" style:parent-style-name="Table_20_Contents">
      <style:text-properties officeooo:rsid="00167352" officeooo:paragraph-rsid="0019edbd"/>
    </style:style>
    <style:style style:name="P34" style:family="paragraph" style:parent-style-name="Table_20_Contents">
      <style:text-properties officeooo:rsid="00167352" officeooo:paragraph-rsid="0020c5ab"/>
    </style:style>
    <style:style style:name="P35" style:family="paragraph" style:parent-style-name="Table_20_Contents">
      <style:text-properties officeooo:rsid="0019edbd" officeooo:paragraph-rsid="0019edbd"/>
    </style:style>
    <style:style style:name="P36" style:family="paragraph" style:parent-style-name="Table_20_Contents">
      <style:text-properties officeooo:rsid="0019edbd" officeooo:paragraph-rsid="001b8824"/>
    </style:style>
    <style:style style:name="P37" style:family="paragraph" style:parent-style-name="Table_20_Contents">
      <style:text-properties officeooo:rsid="001b8824" officeooo:paragraph-rsid="001b8824"/>
    </style:style>
    <style:style style:name="P38" style:family="paragraph" style:parent-style-name="Table_20_Contents">
      <style:text-properties officeooo:rsid="001d273c" officeooo:paragraph-rsid="001d273c"/>
    </style:style>
    <style:style style:name="P39" style:family="paragraph" style:parent-style-name="Table_20_Contents">
      <style:text-properties officeooo:rsid="001e5810" officeooo:paragraph-rsid="001e5810"/>
    </style:style>
    <style:style style:name="P40" style:family="paragraph" style:parent-style-name="Standard">
      <style:text-properties officeooo:rsid="001256b9" officeooo:paragraph-rsid="00249e69"/>
    </style:style>
    <style:style style:name="P41" style:family="paragraph" style:parent-style-name="Standard">
      <style:text-properties officeooo:rsid="001256b9" officeooo:paragraph-rsid="002af06a"/>
    </style:style>
    <style:style style:name="P42" style:family="paragraph" style:parent-style-name="Standard">
      <style:text-properties officeooo:rsid="002af06a" officeooo:paragraph-rsid="002af06a"/>
    </style:style>
    <style:style style:name="P43" style:family="paragraph" style:parent-style-name="Text_20_body">
      <style:text-properties style:text-underline-style="none" officeooo:rsid="00124dfc" officeooo:paragraph-rsid="0020c5ab"/>
    </style:style>
    <style:style style:name="P44" style:family="paragraph" style:parent-style-name="Text_20_body">
      <style:text-properties style:text-underline-style="none" officeooo:rsid="0028124d" officeooo:paragraph-rsid="0028124d"/>
    </style:style>
    <style:style style:name="P45" style:family="paragraph" style:parent-style-name="Text_20_body">
      <style:text-properties style:text-underline-style="none" officeooo:rsid="0024679a" officeooo:paragraph-rsid="002af06a"/>
    </style:style>
    <style:style style:name="P46" style:family="paragraph" style:parent-style-name="Text_20_body">
      <style:text-properties style:text-underline-style="none" officeooo:rsid="002af06a" officeooo:paragraph-rsid="002af06a"/>
    </style:style>
    <style:style style:name="P47" style:family="paragraph" style:parent-style-name="Text_20_body">
      <style:text-properties style:text-underline-style="none" officeooo:rsid="002b3ccc" officeooo:paragraph-rsid="002b3ccc"/>
    </style:style>
    <style:style style:name="P48" style:family="paragraph" style:parent-style-name="Text_20_body">
      <style:text-properties officeooo:rsid="001256b9" officeooo:paragraph-rsid="0020c5ab"/>
    </style:style>
    <style:style style:name="P49" style:family="paragraph" style:parent-style-name="Text_20_body">
      <style:text-properties officeooo:rsid="0024679a" officeooo:paragraph-rsid="0024679a"/>
    </style:style>
    <style:style style:name="P50" style:family="paragraph" style:parent-style-name="Text_20_body">
      <style:text-properties officeooo:rsid="0024679a" officeooo:paragraph-rsid="00249e69"/>
    </style:style>
    <style:style style:name="P51" style:family="paragraph" style:parent-style-name="Text_20_body">
      <style:text-properties officeooo:rsid="00249e69" officeooo:paragraph-rsid="00249e69"/>
    </style:style>
    <style:style style:name="P52" style:family="paragraph" style:parent-style-name="Text_20_body">
      <style:text-properties officeooo:rsid="00249e69" officeooo:paragraph-rsid="0026954a"/>
    </style:style>
    <style:style style:name="P53" style:family="paragraph" style:parent-style-name="Text_20_body">
      <style:text-properties officeooo:rsid="00249e69" officeooo:paragraph-rsid="002af06a"/>
    </style:style>
    <style:style style:name="P54" style:family="paragraph" style:parent-style-name="Text_20_body">
      <style:text-properties officeooo:rsid="00124dfc" officeooo:paragraph-rsid="00249e69"/>
    </style:style>
    <style:style style:name="P55" style:family="paragraph" style:parent-style-name="Text_20_body">
      <style:text-properties officeooo:rsid="00124dfc" officeooo:paragraph-rsid="002af06a"/>
    </style:style>
    <style:style style:name="P56" style:family="paragraph" style:parent-style-name="Text_20_body">
      <style:text-properties officeooo:rsid="0026954a" officeooo:paragraph-rsid="0026954a"/>
    </style:style>
    <style:style style:name="P57" style:family="paragraph" style:parent-style-name="Text_20_body">
      <style:text-properties officeooo:paragraph-rsid="002b3ccc"/>
    </style:style>
    <style:style style:name="P58" style:family="paragraph" style:parent-style-name="Heading_20_1">
      <style:text-properties officeooo:rsid="000fa875" officeooo:paragraph-rsid="000fa875"/>
    </style:style>
    <style:style style:name="P59" style:family="paragraph" style:parent-style-name="Heading_20_1">
      <style:paragraph-properties fo:break-before="page"/>
      <style:text-properties officeooo:rsid="000fa875" officeooo:paragraph-rsid="000fa875"/>
    </style:style>
    <style:style style:name="P60" style:family="paragraph" style:parent-style-name="Heading_20_2">
      <style:text-properties officeooo:rsid="00124dfc" officeooo:paragraph-rsid="00124dfc"/>
    </style:style>
    <style:style style:name="P61" style:family="paragraph" style:parent-style-name="Heading_20_2">
      <style:text-properties officeooo:rsid="002b3ccc" officeooo:paragraph-rsid="002b3ccc"/>
    </style:style>
    <style:style style:name="P62" style:family="paragraph" style:parent-style-name="Heading_20_3">
      <style:text-properties officeooo:rsid="00124dfc" officeooo:paragraph-rsid="00124dfc"/>
    </style:style>
    <style:style style:name="P63" style:family="paragraph" style:parent-style-name="Heading_20_3">
      <style:text-properties officeooo:rsid="00124dfc" officeooo:paragraph-rsid="0020c5ab"/>
    </style:style>
    <style:style style:name="P64" style:family="paragraph" style:parent-style-name="Table_20_Contents">
      <style:text-properties officeooo:rsid="00167352" officeooo:paragraph-rsid="001797c9"/>
    </style:style>
    <style:style style:name="P65" style:family="paragraph" style:parent-style-name="Table_20_Contents">
      <style:text-properties officeooo:rsid="00167352" officeooo:paragraph-rsid="0019edbd"/>
    </style:style>
    <style:style style:name="P66" style:family="paragraph" style:parent-style-name="Table_20_Contents">
      <style:text-properties officeooo:rsid="00167352" officeooo:paragraph-rsid="00249e69"/>
    </style:style>
    <style:style style:name="P67" style:family="paragraph" style:parent-style-name="Table_20_Contents">
      <style:text-properties officeooo:rsid="00167352" officeooo:paragraph-rsid="0026954a"/>
    </style:style>
    <style:style style:name="P68" style:family="paragraph" style:parent-style-name="Table_20_Contents">
      <style:text-properties officeooo:rsid="00167352" officeooo:paragraph-rsid="002af06a"/>
    </style:style>
    <style:style style:name="P69" style:family="paragraph" style:parent-style-name="Table_20_Contents">
      <style:text-properties style:text-underline-style="none" officeooo:rsid="001d273c" officeooo:paragraph-rsid="001d273c"/>
    </style:style>
    <style:style style:name="P70" style:family="paragraph" style:parent-style-name="Table_20_Contents">
      <style:text-properties style:text-underline-style="none" officeooo:rsid="001e5810" officeooo:paragraph-rsid="001e5810"/>
    </style:style>
    <style:style style:name="P71" style:family="paragraph" style:parent-style-name="Table_20_Contents">
      <style:text-properties style:text-underline-style="none" officeooo:rsid="00124dfc" officeooo:paragraph-rsid="002af06a"/>
    </style:style>
    <style:style style:name="P72" style:family="paragraph" style:parent-style-name="Table_20_Contents">
      <style:text-properties style:text-underline-style="none" officeooo:rsid="002af06a" officeooo:paragraph-rsid="002af06a"/>
    </style:style>
    <style:style style:name="P73" style:family="paragraph" style:parent-style-name="Table_20_Contents">
      <style:text-properties officeooo:rsid="00124dfc" officeooo:paragraph-rsid="00249e69"/>
    </style:style>
    <style:style style:name="P74" style:family="paragraph" style:parent-style-name="Table_20_Contents">
      <style:text-properties officeooo:rsid="00124dfc" officeooo:paragraph-rsid="0020c5ab"/>
    </style:style>
    <style:style style:name="P75" style:family="paragraph" style:parent-style-name="Table_20_Contents">
      <style:text-properties officeooo:rsid="00124dfc" officeooo:paragraph-rsid="0026954a"/>
    </style:style>
    <style:style style:name="P76" style:family="paragraph" style:parent-style-name="Table_20_Contents">
      <style:text-properties officeooo:rsid="00124dfc" officeooo:paragraph-rsid="002af06a"/>
    </style:style>
    <style:style style:name="T1" style:family="text">
      <style:text-properties officeooo:rsid="00124dfc"/>
    </style:style>
    <style:style style:name="T2" style:family="text">
      <style:text-properties officeooo:rsid="001256b9"/>
    </style:style>
    <style:style style:name="T3" style:family="text">
      <style:text-properties officeooo:rsid="00167352"/>
    </style:style>
    <style:style style:name="T4" style:family="text">
      <style:text-properties officeooo:rsid="001797c9"/>
    </style:style>
    <style:style style:name="T5" style:family="text">
      <style:text-properties officeooo:rsid="00190ea0"/>
    </style:style>
    <style:style style:name="T6" style:family="text">
      <style:text-properties officeooo:rsid="001b8824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67352"/>
    </style:style>
    <style:style style:name="T9" style:family="text">
      <style:text-properties style:text-underline-style="none" officeooo:rsid="00124dfc"/>
    </style:style>
    <style:style style:name="T10" style:family="text">
      <style:text-properties style:text-underline-style="none" officeooo:rsid="001b8824"/>
    </style:style>
    <style:style style:name="T11" style:family="text">
      <style:text-properties style:text-underline-style="none" officeooo:rsid="001e6eda"/>
    </style:style>
    <style:style style:name="T12" style:family="text">
      <style:text-properties style:text-underline-style="none" officeooo:rsid="001256b9"/>
    </style:style>
    <style:style style:name="T13" style:family="text">
      <style:text-properties style:text-underline-style="none" officeooo:rsid="0020c5ab"/>
    </style:style>
    <style:style style:name="T14" style:family="text">
      <style:text-properties style:text-underline-style="none" officeooo:rsid="0028124d"/>
    </style:style>
    <style:style style:name="T15" style:family="text">
      <style:text-properties officeooo:rsid="0020c5ab"/>
    </style:style>
    <style:style style:name="T16" style:family="text">
      <style:text-properties officeooo:rsid="0021a462"/>
    </style:style>
    <style:style style:name="T17" style:family="text">
      <style:text-properties officeooo:rsid="00249e69"/>
    </style:style>
    <style:style style:name="T18" style:family="text">
      <style:text-properties officeooo:rsid="0026954a"/>
    </style:style>
    <style:style style:name="T19" style:family="text">
      <style:text-properties officeooo:rsid="002af06a"/>
    </style:style>
    <style:style style:name="T20" style:family="text">
      <style:text-properties officeooo:rsid="002b3c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énération de trajectoire pour un robot RP</text:p>
      <text:h text:style-name="P59" text:outline-level="1">I.Objectif</text:h>
      <text:h text:style-name="P58" text:outline-level="1">II.Présentation du robot</text:h>
      <text:h text:style-name="P58" text:outline-level="1">III. Mise en oeuvre sous Matlab</text:h>
      <text:h text:style-name="P58" text:outline-level="1">IV.Génération de mouvement dans l'espace opérationnel</text:h>
      <text:h text:style-name="P60" text:outline-level="2"><text:span text:style-name="T20">IV.1 </text:span>Loi de mouvement</text:h>
      <text:p text:style-name="P11"/>
      <text:p text:style-name="P4">loi de commande <draw:frame draw:style-name="fr1" draw:name="Objet1" text:anchor-type="as-char" svg:y="-0.377cm" svg:width="1.566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abscisse curviligne <draw:frame draw:style-name="fr1" draw:name="Objet2" text:anchor-type="as-char" svg:y="-0.377cm" svg:width="1.981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avec sab = longueur de la courbe de la trajectoire de a à b</text:p>
      <text:p text:style-name="P5">s(t) = u(t)*sab</text:p>
      <text:p text:style-name="P4"/>
      <text:p text:style-name="P4">A l'instant 0, le point M a une vitesse nulle et une accélération nulle. On sait donc que ;</text:p>
      <text:p text:style-name="P4">s(0) = u(0) = 0</text:p>
      <text:p text:style-name="P4"><draw:frame draw:style-name="fr1" draw:name="Objet3" text:anchor-type="as-char" svg:y="-0.386cm" svg:width="0.96cm" svg:height="0.506cm" draw:z-index="2"><draw:object xlink:href="./Object 3" xlink:type="simple" xlink:show="embed" xlink:actuate="onLoad"/><draw:image xlink:href="./ObjectReplacements/Object 3" xlink:type="simple" xlink:show="embed" xlink:actuate="onLoad"/></draw:frame>=0 <text:span text:style-name="T1">et pour tout t </text:span><text:span text:style-name="T1"><draw:frame draw:style-name="fr1" draw:name="Objet5" text:anchor-type="as-char" svg:y="-0.386cm" svg:width="1.15cm" svg:height="0.51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">&lt;= Vmax</text:span></text:p>
      <text:p text:style-name="P4"><draw:frame draw:style-name="fr1" draw:name="Objet4" text:anchor-type="as-char" svg:y="-0.386cm" svg:width="0.96cm" svg:height="0.506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=Amax et pour tout t</text:span><text:span text:style-name="T1"><draw:frame draw:style-name="fr1" draw:name="Objet7" text:anchor-type="as-char" svg:y="-0.386cm" svg:width="1.15cm" svg:height="0.51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">&lt;= Amax</text:span></text:p>
      <text:p text:style-name="P5">Après l'instant tf, i.e instant où le point arrive à la position final,</text:p>
      <text:p text:style-name="P5">s(tf) = sab</text:p>
      <text:p text:style-name="P4"><draw:frame draw:style-name="fr1" draw:name="Objet18" text:anchor-type="as-char" svg:y="-0.386cm" svg:width="1.048cm" svg:height="0.51cm" draw:z-index="33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3">= 0</text:span></text:p>
      <text:h text:style-name="P62" text:outline-level="3">Cas ou Vmax est atteint <text:span text:style-name="T2">(profil de vitesse trapézoidale)</text:span></text:h>
      <text:p text:style-name="P12">On pren<text:span text:style-name="T15">d</text:span> : </text:p>
      <text:p text:style-name="P12">t1 = instant où <draw:frame draw:style-name="fr1" draw:name="Objet9" text:anchor-type="as-char" svg:y="-0.386cm" svg:width="0.891cm" svg:height="0.51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passe de Amax à 0</text:p>
      <text:p text:style-name="P12">t2 = instant où <draw:frame draw:style-name="fr1" draw:name="Objet10" text:anchor-type="as-char" svg:y="-0.386cm" svg:width="0.891cm" svg:height="0.51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passe de 0 à -Amax</text:p>
      <text:p text:style-name="P5"><draw:frame draw:style-name="fr1" draw:name="Objet6" text:anchor-type="as-char" svg:y="-0.386cm" svg:width="0.891cm" svg:height="0.51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=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Amax si t <draw:frame draw:style-name="fr1" draw:name="Objet8" text:anchor-type="as-char" svg:y="-0.377cm" svg:width="1.736cm" svg:height="0.48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  <table:table-row>
          <table:table-cell table:style-name="Tableau1.A1" office:value-type="string">
            <text:p text:style-name="P27">0<text:span text:style-name="T1"> si t </text:span><text:span text:style-name="T1"><draw:frame draw:style-name="fr1" draw:name="Objet12" text:anchor-type="as-char" svg:y="-0.377cm" svg:width="1.924cm" svg:height="0.483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</table:table-cell>
        </table:table-row>
        <table:table-row>
          <table:table-cell table:style-name="Tableau1.A1" office:value-type="string">
            <text:p text:style-name="P23">-Amax si t <draw:frame draw:style-name="fr1" draw:name="Objet11" text:anchor-type="as-char" svg:y="-0.377cm" svg:width="1.737cm" svg:height="0.483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  <table:table-row>
          <table:table-cell table:style-name="Tableau1.A1" office:value-type="string">
            <text:p text:style-name="P31">0 si t&gt;t2</text:p>
          </table:table-cell>
        </table:table-row>
      </table:table>
      <text:p text:style-name="P5"><text:soft-page-break/></text:p>
      <text:p text:style-name="P14">On intègre</text:p>
      <text:p text:style-name="P1"/>
      <text:p text:style-name="P6"><draw:frame draw:style-name="fr1" draw:name="Objet13" text:anchor-type="as-char" svg:y="-0.386cm" svg:width="0.891cm" svg:height="0.51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=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2">Amax <text:span text:style-name="T3">* t + C1</text:span> si t <draw:frame draw:style-name="fr1" draw:name="Objet14" text:anchor-type="as-char" svg:y="-0.377cm" svg:width="1.736cm" svg:height="0.48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  <table:table-row>
          <table:table-cell table:style-name="Tableau2.A1" office:value-type="string">
            <text:p text:style-name="P28"><text:span text:style-name="T3">C2 si t </text:span><text:span text:style-name="T3"><draw:frame draw:style-name="fr1" draw:name="Objet15" text:anchor-type="as-char" svg:y="-0.377cm" svg:width="1.924cm" svg:height="0.483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</table:table-cell>
        </table:table-row>
        <table:table-row>
          <table:table-cell table:style-name="Tableau2.A1" office:value-type="string">
            <text:p text:style-name="P22">-Amax<text:span text:style-name="T3">*t + C3</text:span> si t <draw:frame draw:style-name="fr1" draw:name="Objet16" text:anchor-type="as-char" svg:y="-0.377cm" svg:width="1.829cm" svg:height="0.483cm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au2.A1" office:value-type="string">
            <text:p text:style-name="P31">0 si t&gt;tf</text:p>
          </table:table-cell>
        </table:table-row>
      </table:table>
      <text:p text:style-name="P6"/>
      <text:p text:style-name="P15">or <draw:frame draw:style-name="fr1" draw:name="Objet17" text:anchor-type="as-char" svg:y="-0.386cm" svg:width="0.96cm" svg:height="0.506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= 0 donc <text:span text:style-name="T1">Amax </text:span>* 0 + C1 = 0 <text:s text:c="2"/>=&gt; C1 = 0</text:p>
      <text:p text:style-name="P15">C2 = Vmax</text:p>
      <text:p text:style-name="P16"><draw:frame draw:style-name="fr1" draw:name="Objet19" text:anchor-type="as-char" svg:y="-0.386cm" svg:width="1.048cm" svg:height="0.51cm" draw:z-index="31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4">= 0 donc -Amax*tf + C3 = 0 <text:s/>=&gt; <text:s/>C3 = <text:s/>Amax*tf</text:span></text:p>
      <text:p text:style-name="P15"/>
      <text:p text:style-name="P2"/>
      <text:p text:style-name="P7"><draw:frame draw:style-name="fr1" draw:name="Objet20" text:anchor-type="as-char" svg:y="-0.386cm" svg:width="0.891cm" svg:height="0.51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=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Amax <text:span text:style-name="T3">* t </text:span></text:p>
          </table:table-cell>
          <table:table-cell table:style-name="Tableau3.A1" office:value-type="string">
            <text:p text:style-name="P24"><text:span text:style-name="T4">si</text:span><draw:frame draw:style-name="fr1" draw:name="Objet21" text:anchor-type="as-char" svg:y="-0.377cm" svg:width="1.736cm" svg:height="0.483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32">Vmax </text:p>
          </table:table-cell>
          <table:table-cell table:style-name="Tableau3.A1" office:value-type="string">
            <text:p text:style-name="P29"><text:span text:style-name="T3">si</text:span><text:span text:style-name="T3"><draw:frame draw:style-name="fr1" draw:name="Objet22" text:anchor-type="as-char" svg:y="-0.377cm" svg:width="1.924cm" svg:height="0.483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able:table-cell>
        </table:table-row>
        <table:table-row>
          <table:table-cell table:style-name="Tableau3.A1" office:value-type="string">
            <text:p text:style-name="P24">Amax<text:span text:style-name="T3">*(tf-t) </text:span></text:p>
          </table:table-cell>
          <table:table-cell table:style-name="Tableau3.A1" office:value-type="string">
            <text:p text:style-name="P24"><text:span text:style-name="T3">si</text:span> t <draw:frame draw:style-name="fr1" draw:name="Objet23" text:anchor-type="as-char" svg:y="-0.377cm" svg:width="1.829cm" svg:height="0.483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32">0 </text:p>
          </table:table-cell>
          <table:table-cell table:style-name="Tableau3.A1" office:value-type="string">
            <text:p text:style-name="P32">si t&gt;tf</text:p>
          </table:table-cell>
        </table:table-row>
      </table:table>
      <text:p text:style-name="P7"/>
      <text:p text:style-name="P18">On intègre à nouveau :</text:p>
      <text:p text:style-name="P2"/>
      <text:p text:style-name="P7"><draw:frame draw:style-name="fr1" draw:name="Objet24" text:anchor-type="as-char" svg:y="-0.386cm" svg:width="0.891cm" svg:height="0.51cm" draw:z-index="34"><draw:object xlink:href="./Object 24" xlink:type="simple" xlink:show="embed" xlink:actuate="onLoad"/><draw:image xlink:href="./ObjectReplacements/Object 24" xlink:type="simple" xlink:show="embed" xlink:actuate="onLoad"/><svg:desc>formule</svg:desc></draw:frame>=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<text:span text:style-name="T4">(1/2) </text:span>Amax <text:span text:style-name="T3">* t² <text:s/>+ C4</text:span></text:p>
          </table:table-cell>
          <table:table-cell table:style-name="Tableau4.A1" office:value-type="string">
            <text:p text:style-name="P24"><text:span text:style-name="T4">si</text:span><draw:frame draw:style-name="fr1" draw:name="Objet25" text:anchor-type="as-char" svg:y="-0.377cm" svg:width="1.736cm" svg:height="0.483cm" draw:z-index="26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32">Vmax *t + C5</text:p>
          </table:table-cell>
          <table:table-cell table:style-name="Tableau4.A1" office:value-type="string">
            <text:p text:style-name="P29"><text:span text:style-name="T3">si</text:span><text:span text:style-name="T3"><draw:frame draw:style-name="fr1" draw:name="Objet26" text:anchor-type="as-char" svg:y="-0.377cm" svg:width="1.924cm" svg:height="0.483cm" draw:z-index="2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able:table-cell>
        </table:table-row>
        <table:table-row>
          <table:table-cell table:style-name="Tableau4.A1" office:value-type="string">
            <text:p text:style-name="P24">Amax<text:span text:style-name="T3">*tf*t - (1/2) </text:span>Amax<text:span text:style-name="T3">*t² + C6</text:span></text:p>
          </table:table-cell>
          <table:table-cell table:style-name="Tableau4.A1" office:value-type="string">
            <text:p text:style-name="P24"><text:span text:style-name="T3">si</text:span> t <draw:frame draw:style-name="fr1" draw:name="Objet27" text:anchor-type="as-char" svg:y="-0.377cm" svg:width="1.829cm" svg:height="0.483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32">0 </text:p>
          </table:table-cell>
          <table:table-cell table:style-name="Tableau4.A1" office:value-type="string">
            <text:p text:style-name="P32">si t&gt;tf</text:p>
          </table:table-cell>
        </table:table-row>
      </table:table>
      <text:p text:style-name="P7"/>
      <text:p text:style-name="P17">or <draw:frame draw:style-name="fr1" draw:name="Objet28" text:anchor-type="as-char" svg:y="-0.386cm" svg:width="0.961cm" svg:height="0.51cm" draw:z-index="29"><draw:object xlink:href="./Object 28" xlink:type="simple" xlink:show="embed" xlink:actuate="onLoad"/><draw:image xlink:href="./ObjectReplacements/Object 28" xlink:type="simple" xlink:show="embed" xlink:actuate="onLoad"/><svg:desc>formule</svg:desc></draw:frame>= 0 donc <text:span text:style-name="T1">Amax </text:span>* 0 + C<text:span text:style-name="T5">4</text:span> = 0 <text:s text:c="2"/>=&gt; C<text:span text:style-name="T5">4</text:span> = 0</text:p>
      <text:p text:style-name="P17"/>
      <text:p text:style-name="P19">On en déduit directement s(t1) = <text:span text:style-name="T4">(1/2) Amax * </text:span>(<text:span text:style-name="T4">t</text:span>1)<text:span text:style-name="T4">²</text:span></text:p>
      <text:p text:style-name="P19">Or <draw:frame draw:style-name="fr1" draw:name="Objet29" text:anchor-type="as-char" svg:y="-0.386cm" svg:width="0.891cm" svg:height="0.51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fonction continu sur son domaine, donc</text:p>
      <text:p text:style-name="P19">s(t1) = Vmax*t1 + C5 = <text:span text:style-name="T4">(1/2) Amax * </text:span>(<text:span text:style-name="T4">t</text:span>1)<text:span text:style-name="T4">²</text:span></text:p>
      <text:p text:style-name="P19">=&gt; C5 = <text:span text:style-name="T4">(1/2) Amax * </text:span>(<text:span text:style-name="T4">t</text:span>1)<text:span text:style-name="T4">² - <text:s/></text:span>Vmax*t1</text:p>
      <text:p text:style-name="P20"><text:soft-page-break/>On sait aussi que</text:p>
      <text:p text:style-name="P9">s(tf) = sab</text:p>
      <text:p text:style-name="P20">donc </text:p>
      <text:p text:style-name="P26">Amax<text:span text:style-name="T3">*tf*tf - (1/2) </text:span>Amax<text:span text:style-name="T3">*tf² + C6 = sab</text:span></text:p>
      <text:p text:style-name="P37">=&gt; C6 = sab - <text:span text:style-name="T3">(1/2) Amax*tf²</text:span></text:p>
      <text:p text:style-name="P19"/>
      <text:p text:style-name="P3"/>
      <text:p text:style-name="P8"><draw:frame draw:style-name="fr1" draw:name="Objet30" text:anchor-type="as-char" svg:y="-0.386cm" svg:width="0.891cm" svg:height="0.51cm" draw:z-index="5"><draw:object xlink:href="./Object 30" xlink:type="simple" xlink:show="embed" xlink:actuate="onLoad"/><draw:image xlink:href="./ObjectReplacements/Object 30" xlink:type="simple" xlink:show="embed" xlink:actuate="onLoad"/><svg:desc>formule</svg:desc></draw:frame>= 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<text:span text:style-name="T4">(1/2) </text:span>Amax <text:span text:style-name="T3">* t² </text:span></text:p>
          </table:table-cell>
          <table:table-cell table:style-name="Tableau5.A1" office:value-type="string">
            <text:p text:style-name="P25"><text:span text:style-name="T4">si</text:span><draw:frame draw:style-name="fr1" draw:name="Objet31" text:anchor-type="as-char" svg:y="-0.377cm" svg:width="1.736cm" svg:height="0.483cm" draw:z-index="17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</table:table-row>
        <table:table-row>
          <table:table-cell table:style-name="Tableau5.A1" office:value-type="string">
            <text:p text:style-name="P33">Vmax *t <text:s/>+ (1/2) Amax * (t1)² - <text:s/>Vmax*t1</text:p>
            <text:p text:style-name="P35">= Vmax (t-t1) + <text:s/>(<text:span text:style-name="T3">1/2) Amax * (t1)²</text:span></text:p>
          </table:table-cell>
          <table:table-cell table:style-name="Tableau5.A1" office:value-type="string">
            <text:p text:style-name="P30"><text:span text:style-name="T3">si</text:span><text:span text:style-name="T3"><draw:frame draw:style-name="fr1" draw:name="Objet32" text:anchor-type="as-char" svg:y="-0.377cm" svg:width="1.924cm" svg:height="0.483cm" draw:z-index="18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able:table-cell>
        </table:table-row>
        <table:table-row>
          <table:table-cell table:style-name="Tableau5.A1" office:value-type="string">
            <text:p text:style-name="P25"><text:span text:style-name="T7">Amax</text:span><text:span text:style-name="T8">*tf*t </text:span><text:span text:style-name="T3">- (1/2) </text:span>Amax<text:span text:style-name="T3">*t² +</text:span></text:p>
            <text:p text:style-name="P37">sab - <text:span text:style-name="T3">(1/2) Amax*tf²</text:span></text:p>
            <text:p text:style-name="P37"/>
            <text:p text:style-name="P37">= (-1/2)<text:span text:style-name="T1">Amax*</text:span>(<text:span text:style-name="T1">t²</text:span>+<text:span text:style-name="T1"> tf²</text:span>) + <text:span text:style-name="T9">Amax</text:span><text:span text:style-name="T8">*tf*t <text:s/></text:span><text:span text:style-name="T7">+ sab</text:span></text:p>
          </table:table-cell>
          <table:table-cell table:style-name="Tableau5.A1" office:value-type="string">
            <text:p text:style-name="P25"><text:span text:style-name="T3">si</text:span> t <draw:frame draw:style-name="fr1" draw:name="Objet33" text:anchor-type="as-char" svg:y="-0.377cm" svg:width="1.829cm" svg:height="0.483cm" draw:z-index="2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  <table:table-row>
          <table:table-cell table:style-name="Tableau5.A1" office:value-type="string">
            <text:p text:style-name="P33">0 </text:p>
          </table:table-cell>
          <table:table-cell table:style-name="Tableau5.A1" office:value-type="string">
            <text:p text:style-name="P33">si t&gt;tf</text:p>
          </table:table-cell>
        </table:table-row>
      </table:table>
      <text:p text:style-name="P8"/>
      <text:p text:style-name="P19"/>
      <text:p text:style-name="P36">Vmax (t<text:span text:style-name="T6">2</text:span>-t1) + <text:s/>(<text:span text:style-name="T3">1/2) Amax * (t1)² <text:s/>= (-1/2)Amax*(t2²+ tf²) + </text:span><text:span text:style-name="T9">Amax</text:span><text:span text:style-name="T8">*tf*t</text:span><text:span text:style-name="T10">2</text:span><text:span text:style-name="T8"> <text:s/>+ sab</text:span></text:p>
      <text:p text:style-name="P36"/>
      <text:p text:style-name="P38"><text:span text:style-name="T7">(</text:span><text:span text:style-name="T8">1/</text:span><text:span text:style-name="T7">2) Amax( t1² + t2² + tf² - 2*tf*t2) + Vmax(t2-t1) = sab</text:span></text:p>
      <text:p text:style-name="P38"><text:span text:style-name="T7">(</text:span><text:span text:style-name="T8">1/</text:span><text:span text:style-name="T7">2) Amax( t1² + (t2-tf)² ) + Vmax(t2-t1) = sab</text:span></text:p>
      <text:p text:style-name="P38"/>
      <text:p text:style-name="P69">or tf = t1 + t2</text:p>
      <text:p text:style-name="P38"/>
      <text:p text:style-name="P69">Amax(t1²) + Vmax(t2-t1) = sab</text:p>
      <text:p text:style-name="P38"/>
      <text:p text:style-name="P38">(Demo intégrale courbe)</text:p>
      <text:p text:style-name="P69">or t2 = sab/Vmax</text:p>
      <text:p text:style-name="P38"/>
      <text:p text:style-name="P38"/>
      <text:p text:style-name="P69">Amax(t1²) + sab - Vmax(t1) = sab</text:p>
      <text:p text:style-name="P69">Amax t1 - Vmax =0</text:p>
      <text:p text:style-name="P69">t1 = Vmax/Amax</text:p>
      <text:p text:style-name="P38"/>
      <text:p text:style-name="P38"/>
      <text:p text:style-name="P39"><text:span text:style-name="T7">s(t) = u(t)*sab </text:span><text:span text:style-name="T11">=&gt; u(t) = s(t)/sab</text:span></text:p>
      <text:p text:style-name="P70">ds(t) = du(t)*sab ...</text:p>
      <text:p text:style-name="P70">dds(t) = ddu(t)*sab ...</text:p>
      <text:p text:style-name="P39"/>
      <text:h text:style-name="P63" text:outline-level="3"><text:span text:style-name="T7">Cas ou Vmax est </text:span><text:span text:style-name="T13">non </text:span><text:span text:style-name="T7">atteint </text:span><text:span text:style-name="T12">(profil de vitesse </text:span><text:span text:style-name="T13">triangulaire</text:span><text:span text:style-name="T12">)</text:span></text:h>
      <text:p text:style-name="P39"/>
      <text:p text:style-name="P13">On pren<text:span text:style-name="T15">d</text:span>: </text:p>
      <text:p text:style-name="P13">t<text:span text:style-name="T16">f/2</text:span> = instant où <draw:frame draw:style-name="fr1" draw:name="Objet34" text:anchor-type="as-char" svg:y="-0.386cm" svg:width="0.891cm" svg:height="0.51cm" draw:z-index="8"><draw:object xlink:href="./Object 34" xlink:type="simple" xlink:show="embed" xlink:actuate="onLoad"/><draw:image xlink:href="./ObjectReplacements/Object 34" xlink:type="simple" xlink:show="embed" xlink:actuate="onLoad"/><svg:desc>formule</svg:desc></draw:frame>passe de A<text:span text:style-name="T16">att</text:span> à -<text:span text:style-name="T16">Aatt</text:span></text:p>
      <text:p text:style-name="P49"><text:soft-page-break/>(Afficher courbe)</text:p>
      <text:p text:style-name="P49"/>
      <text:p text:style-name="P49">On sait que l'intégrale de 0 à tf de la courbe <draw:frame draw:style-name="fr1" draw:name="Objet35" text:anchor-type="as-char" svg:y="-0.386cm" svg:width="0.891cm" svg:height="0.51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est égale à <draw:frame draw:style-name="fr1" draw:name="Objet38" text:anchor-type="as-char" svg:y="-0.386cm" svg:width="1.048cm" svg:height="0.51cm" draw:z-index="36"><draw:object xlink:href="./Object 38" xlink:type="simple" xlink:show="embed" xlink:actuate="onLoad"/><draw:image xlink:href="./ObjectReplacements/Object 38" xlink:type="simple" xlink:show="embed" xlink:actuate="onLoad"/><svg:desc>formule</svg:desc></draw:frame>- <draw:frame draw:style-name="fr1" draw:name="Objet40" text:anchor-type="as-char" svg:y="-0.386cm" svg:width="0.961cm" svg:height="0.51cm" draw:z-index="37"><draw:object xlink:href="./Object 40" xlink:type="simple" xlink:show="embed" xlink:actuate="onLoad"/><draw:image xlink:href="./ObjectReplacements/Object 40" xlink:type="simple" xlink:show="embed" xlink:actuate="onLoad"/><svg:desc>formule</svg:desc></draw:frame>= sab</text:p>
      <text:p text:style-name="P51">On en déduit (tf/2) * <draw:frame draw:style-name="fr1" draw:name="Objet41" text:anchor-type="as-char" svg:y="-0.377cm" svg:width="1.203cm" svg:height="0.469cm" draw:z-index="38"><draw:object xlink:href="./Object 41" xlink:type="simple" xlink:show="embed" xlink:actuate="onLoad"/><draw:image xlink:href="./ObjectReplacements/Object 41" xlink:type="simple" xlink:show="embed" xlink:actuate="onLoad"/><svg:desc>formule</svg:desc></draw:frame>= sab</text:p>
      <text:p text:style-name="P51">donc <draw:frame draw:style-name="fr1" draw:name="Objet42" text:anchor-type="as-char" svg:y="-0.377cm" svg:width="1.203cm" svg:height="0.469cm" draw:z-index="39"><draw:object xlink:href="./Object 42" xlink:type="simple" xlink:show="embed" xlink:actuate="onLoad"/><draw:image xlink:href="./ObjectReplacements/Object 42" xlink:type="simple" xlink:show="embed" xlink:actuate="onLoad"/><svg:desc>formule</svg:desc></draw:frame>= 2 sab / tf</text:p>
      <text:p text:style-name="P51">sur la moitié gauche de la courbe (de 0 à tf/2) la courbe est une droite passant par 0 et <draw:frame draw:style-name="fr1" draw:name="Objet43" text:anchor-type="as-char" svg:y="-0.377cm" svg:width="1.203cm" svg:height="0.469cm" draw:z-index="40"><draw:object xlink:href="./Object 43" xlink:type="simple" xlink:show="embed" xlink:actuate="onLoad"/><draw:image xlink:href="./ObjectReplacements/Object 43" xlink:type="simple" xlink:show="embed" xlink:actuate="onLoad"/><svg:desc>formule</svg:desc></draw:frame>,</text:p>
      <text:p text:style-name="P51">s(tf/2) = 2 sab / tf</text:p>
      <text:p text:style-name="P51">s(t) = a*t</text:p>
      <text:p text:style-name="P51">s(tf/2) = a*(tf/2) = 2 sab / tf</text:p>
      <text:p text:style-name="P51">a=4sab / tf²</text:p>
      <text:p text:style-name="P51"/>
      <text:p text:style-name="P52">s(t) = (2 sab / tf) - <text:span text:style-name="T18">(</text:span>t-<text:span text:style-name="T18">(tf/2))</text:span>*b</text:p>
      <text:p text:style-name="P52">s(tf) = (2 sab / tf) - <text:span text:style-name="T18">(tf/2)</text:span>*b <text:span text:style-name="T18">= 0</text:span></text:p>
      <text:p text:style-name="P56">b = <text:span text:style-name="T17"><text:s/>4sab / tf²</text:span></text:p>
      <text:p text:style-name="P51"><text:s/>l'équation de <draw:frame draw:style-name="fr1" draw:name="Objet44" text:anchor-type="as-char" svg:y="-0.386cm" svg:width="0.891cm" svg:height="0.51cm" draw:z-index="44"><draw:object xlink:href="./Object 44" xlink:type="simple" xlink:show="embed" xlink:actuate="onLoad"/><draw:image xlink:href="./ObjectReplacements/Object 44" xlink:type="simple" xlink:show="embed" xlink:actuate="onLoad"/></draw:frame>est donc</text:p>
      <text:p text:style-name="P40"/>
      <text:p text:style-name="P54"><draw:frame draw:style-name="fr1" draw:name="Objet45" text:anchor-type="as-char" svg:y="-0.386cm" svg:width="0.891cm" svg:height="0.51cm" draw:z-index="41"><draw:object xlink:href="./Object 45" xlink:type="simple" xlink:show="embed" xlink:actuate="onLoad"/><draw:image xlink:href="./ObjectReplacements/Object 45" xlink:type="simple" xlink:show="embed" xlink:actuate="onLoad"/><svg:desc>formule</svg:desc></draw:frame>= 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3"><text:span text:style-name="T17"><text:s/>4sab / tf² </text:span><text:s/><text:span text:style-name="T3">* t </text:span></text:p>
          </table:table-cell>
          <table:table-cell table:style-name="Tableau7.A1" office:value-type="string">
            <text:p text:style-name="P73"><text:span text:style-name="T4">si</text:span><draw:frame draw:style-name="fr1" draw:name="Objet46" text:anchor-type="as-char" svg:y="-0.377cm" svg:width="2.037cm" svg:height="0.483cm" draw:z-index="42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</table:table-row>
        <table:table-row>
          <table:table-cell table:style-name="Tableau7.A1" office:value-type="string">
            <text:p text:style-name="P52">(<text:span text:style-name="T18">4</text:span>sab / tf) - t*(4sab / tf²) </text:p>
          </table:table-cell>
          <table:table-cell table:style-name="Tableau7.A1" office:value-type="string">
            <text:p text:style-name="P73"><text:span text:style-name="T3">si</text:span> <draw:frame draw:style-name="fr1" draw:name="Objet48" text:anchor-type="as-char" svg:y="-0.377cm" svg:width="2.127cm" svg:height="0.483cm" draw:z-index="43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</table:table-row>
        <table:table-row>
          <table:table-cell table:style-name="Tableau7.A1" office:value-type="string">
            <text:p text:style-name="P66">0 </text:p>
          </table:table-cell>
          <table:table-cell table:style-name="Tableau7.A1" office:value-type="string">
            <text:p text:style-name="P66">si t&gt;tf</text:p>
          </table:table-cell>
        </table:table-row>
      </table:table>
      <text:p text:style-name="P50"/>
      <text:p text:style-name="P10"><draw:frame draw:style-name="fr1" draw:name="Objet36" text:anchor-type="as-char" svg:y="-0.386cm" svg:width="0.891cm" svg:height="0.51cm" draw:z-index="22"><draw:object xlink:href="./Object 36" xlink:type="simple" xlink:show="embed" xlink:actuate="onLoad"/><draw:image xlink:href="./ObjectReplacements/Object 36" xlink:type="simple" xlink:show="embed" xlink:actuate="onLoad"/><svg:desc>formule</svg:desc></draw:frame>= 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5"><text:span text:style-name="T17"><text:s text:c="2"/>4sab / tf²</text:span></text:p>
          </table:table-cell>
          <table:table-cell table:style-name="Tableau6.B1" office:value-type="string">
            <text:p text:style-name="P73"><draw:frame draw:style-name="fr1" draw:name="Objet37" text:anchor-type="as-char" svg:y="-0.377cm" svg:width="2.037cm" svg:height="0.483cm" draw:z-index="45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</table:table-row>
        <table:table-row>
          <table:table-cell table:style-name="Tableau6.A1" office:value-type="string">
            <text:p text:style-name="P75">- <text:span text:style-name="T17">(4sab / tf²) </text:span></text:p>
          </table:table-cell>
          <table:table-cell table:style-name="Tableau6.B1" office:value-type="string">
            <text:p text:style-name="P74"><draw:frame draw:style-name="fr1" draw:name="Objet39" text:anchor-type="as-char" svg:y="-0.377cm" svg:width="2.127cm" svg:height="0.483cm" draw:z-index="46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</table:table-row>
        <table:table-row>
          <table:table-cell table:style-name="Tableau6.A1" office:value-type="string">
            <text:p text:style-name="P34">0</text:p>
          </table:table-cell>
          <table:table-cell table:style-name="Tableau6.B1" office:value-type="string">
            <text:p text:style-name="P67">si t&gt;tf</text:p>
          </table:table-cell>
        </table:table-row>
      </table:table>
      <text:p text:style-name="P43"/>
      <text:p text:style-name="P44">donc <draw:frame draw:style-name="fr1" draw:name="Objet47" text:anchor-type="as-char" svg:y="-0.386cm" svg:width="1.69cm" svg:height="0.51cm" draw:z-index="50"><draw:object xlink:href="./Object 47" xlink:type="simple" xlink:show="embed" xlink:actuate="onLoad"/><draw:image xlink:href="./ObjectReplacements/Object 47" xlink:type="simple" xlink:show="embed" xlink:actuate="onLoad"/></draw:frame> = <text:span text:style-name="T17"><text:s/>4sab / tf²</text:span></text:p>
      <text:p text:style-name="P41"/>
      <text:p text:style-name="P55"><draw:frame draw:style-name="fr1" draw:name="Objet49" text:anchor-type="as-char" svg:y="-0.386cm" svg:width="0.891cm" svg:height="0.51cm" draw:z-index="47"><draw:object xlink:href="./Object 49" xlink:type="simple" xlink:show="embed" xlink:actuate="onLoad"/><draw:image xlink:href="./ObjectReplacements/Object 49" xlink:type="simple" xlink:show="embed" xlink:actuate="onLoad"/><svg:desc>formule</svg:desc></draw:frame>= 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76"><text:span text:style-name="T17"><text:s/></text:span><text:span text:style-name="T17"><draw:frame draw:style-name="fr1" draw:name="Objet52" text:anchor-type="as-char" svg:y="-0.386cm" svg:width="1.69cm" svg:height="0.51cm" draw:z-index="51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4"> </text:span><text:s/><text:span text:style-name="T3">* t </text:span></text:p>
          </table:table-cell>
          <table:table-cell table:style-name="Tableau8.A1" office:value-type="string">
            <text:p text:style-name="P76"><text:span text:style-name="T4">si</text:span><draw:frame draw:style-name="fr1" draw:name="Objet50" text:anchor-type="as-char" svg:y="-0.377cm" svg:width="2.037cm" svg:height="0.483cm" draw:z-index="48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</table:table-row>
        <table:table-row>
          <table:table-cell table:style-name="Tableau8.A1" office:value-type="string">
            <text:p text:style-name="P53"><draw:frame draw:style-name="fr1" draw:name="Objet53" text:anchor-type="as-char" svg:y="-0.386cm" svg:width="1.69cm" svg:height="0.51cm" draw:z-index="52"><draw:object xlink:href="./Object 53" xlink:type="simple" xlink:show="embed" xlink:actuate="onLoad"/><draw:image xlink:href="./ObjectReplacements/Object 53" xlink:type="simple" xlink:show="embed" xlink:actuate="onLoad"/><svg:desc>formule</svg:desc></draw:frame> <text:span text:style-name="T19">* (tf-t)</text:span></text:p>
          </table:table-cell>
          <table:table-cell table:style-name="Tableau8.A1" office:value-type="string">
            <text:p text:style-name="P76"><text:span text:style-name="T3">si</text:span> <draw:frame draw:style-name="fr1" draw:name="Objet51" text:anchor-type="as-char" svg:y="-0.377cm" svg:width="2.127cm" svg:height="0.483cm" draw:z-index="4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</table:table-row>
        <table:table-row>
          <table:table-cell table:style-name="Tableau8.A1" office:value-type="string">
            <text:p text:style-name="P68">0 </text:p>
          </table:table-cell>
          <table:table-cell table:style-name="Tableau8.A1" office:value-type="string">
            <text:p text:style-name="P68">si t&gt;tf</text:p>
          </table:table-cell>
        </table:table-row>
      </table:table>
      <text:p text:style-name="P41"><text:soft-page-break/></text:p>
      <text:p text:style-name="P55"><draw:frame draw:style-name="fr1" draw:name="Objet54" text:anchor-type="as-char" svg:y="-0.386cm" svg:width="0.891cm" svg:height="0.51cm" draw:z-index="53"><draw:object xlink:href="./Object 54" xlink:type="simple" xlink:show="embed" xlink:actuate="onLoad"/><draw:image xlink:href="./ObjectReplacements/Object 54" xlink:type="simple" xlink:show="embed" xlink:actuate="onLoad"/><svg:desc>formule</svg:desc></draw:frame>=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6"><text:span text:style-name="T19">1/2 </text:span><text:span text:style-name="T19"><draw:frame draw:style-name="fr1" draw:name="Objet55" text:anchor-type="as-char" svg:y="-0.386cm" svg:width="1.69cm" svg:height="0.51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4"> </text:span><text:s/><text:span text:style-name="T3">* t ² + C7</text:span></text:p>
          </table:table-cell>
          <table:table-cell table:style-name="Tableau9.A1" office:value-type="string">
            <text:p text:style-name="P76"><text:span text:style-name="T4">si</text:span><draw:frame draw:style-name="fr1" draw:name="Objet56" text:anchor-type="as-char" svg:y="-0.377cm" svg:width="2.037cm" svg:height="0.483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</table:table-row>
        <table:table-row>
          <table:table-cell table:style-name="Tableau9.A1" office:value-type="string">
            <text:p text:style-name="P76"><text:span text:style-name="T19">-(1/2 </text:span><text:span text:style-name="T19"><draw:frame draw:style-name="fr1" draw:name="Objet59" text:anchor-type="as-char" svg:y="-0.386cm" svg:width="1.69cm" svg:height="0.51cm" draw:z-index="5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14"> </text:span><text:s/><text:span text:style-name="T3">* t ² ) + </text:span><text:span text:style-name="T3"><draw:frame draw:style-name="fr1" draw:name="Objet60" text:anchor-type="as-char" svg:y="-0.386cm" svg:width="1.69cm" svg:height="0.51cm" draw:z-index="5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3">*tf *t +C8</text:span></text:p>
            <text:p text:style-name="P76"/>
          </table:table-cell>
          <table:table-cell table:style-name="Tableau9.A1" office:value-type="string">
            <text:p text:style-name="P76"><text:span text:style-name="T3">si</text:span> <draw:frame draw:style-name="fr1" draw:name="Objet58" text:anchor-type="as-char" svg:y="-0.377cm" svg:width="2.127cm" svg:height="0.483cm" draw:z-index="56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</table:table-row>
        <table:table-row>
          <table:table-cell table:style-name="Tableau9.A1" office:value-type="string">
            <text:p text:style-name="P68">0 </text:p>
          </table:table-cell>
          <table:table-cell table:style-name="Tableau9.A1" office:value-type="string">
            <text:p text:style-name="P68">si t&gt;tf</text:p>
          </table:table-cell>
        </table:table-row>
      </table:table>
      <text:p text:style-name="P45"/>
      <text:p text:style-name="P46">C7=0</text:p>
      <text:p text:style-name="P46"><draw:frame draw:style-name="fr1" draw:name="Objet62" text:anchor-type="as-char" svg:y="-0.386cm" svg:width="1.048cm" svg:height="0.51cm" draw:z-index="61"><draw:object xlink:href="./Object 62" xlink:type="simple" xlink:show="embed" xlink:actuate="onLoad"/><draw:image xlink:href="./ObjectReplacements/Object 62" xlink:type="simple" xlink:show="embed" xlink:actuate="onLoad"/><svg:desc>formule</svg:desc></draw:frame>= sab</text:p>
      <text:p text:style-name="P71"><text:span text:style-name="T19">-(1/2 </text:span><text:span text:style-name="T19"><draw:frame draw:style-name="fr1" draw:name="Objet57" text:anchor-type="as-char" svg:y="-0.386cm" svg:width="1.69cm" svg:height="0.51cm" draw:z-index="59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9"> </text:span><text:s/><text:span text:style-name="T3">* tf ² ) + </text:span><text:span text:style-name="T3"><draw:frame draw:style-name="fr1" draw:name="Objet61" text:anchor-type="as-char" svg:y="-0.386cm" svg:width="1.69cm" svg:height="0.51cm" draw:z-index="60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3">*tf² +C8 = sab</text:span></text:p>
      <text:p text:style-name="P71"/>
      <text:p text:style-name="P72">C8 = sab -(1/2 <draw:frame draw:style-name="fr1" draw:name="Objet63" text:anchor-type="as-char" svg:y="-0.386cm" svg:width="1.69cm" svg:height="0.51cm" draw:z-index="62"><draw:object xlink:href="./Object 63" xlink:type="simple" xlink:show="embed" xlink:actuate="onLoad"/><draw:image xlink:href="./ObjectReplacements/Object 63" xlink:type="simple" xlink:show="embed" xlink:actuate="onLoad"/><svg:desc>formule</svg:desc></draw:frame> <text:span text:style-name="T1"><text:s/>* tf ² )</text:span></text:p>
      <text:p text:style-name="P72"/>
      <text:p text:style-name="P42">finalement</text:p>
      <text:p text:style-name="P55"><draw:frame draw:style-name="fr1" draw:name="Objet64" text:anchor-type="as-char" svg:y="-0.386cm" svg:width="0.891cm" svg:height="0.51cm" draw:z-index="63"><draw:object xlink:href="./Object 64" xlink:type="simple" xlink:show="embed" xlink:actuate="onLoad"/><draw:image xlink:href="./ObjectReplacements/Object 64" xlink:type="simple" xlink:show="embed" xlink:actuate="onLoad"/><svg:desc>formule</svg:desc></draw:frame>= 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6"><text:span text:style-name="T19">1/2 </text:span><text:span text:style-name="T19"><draw:frame draw:style-name="fr1" draw:name="Objet65" text:anchor-type="as-char" svg:y="-0.386cm" svg:width="1.69cm" svg:height="0.51cm" draw:z-index="64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4"> </text:span><text:s/><text:span text:style-name="T3">* t ² + C7</text:span></text:p>
          </table:table-cell>
          <table:table-cell table:style-name="Tableau10.A1" office:value-type="string">
            <text:p text:style-name="P76"><text:span text:style-name="T4">si</text:span><draw:frame draw:style-name="fr1" draw:name="Objet66" text:anchor-type="as-char" svg:y="-0.377cm" svg:width="2.037cm" svg:height="0.483cm" draw:z-index="65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</table:table-row>
        <table:table-row>
          <table:table-cell table:style-name="Tableau10.A1" office:value-type="string">
            <text:p text:style-name="P76"><text:span text:style-name="T19">-(1/2 </text:span><text:span text:style-name="T19"><draw:frame draw:style-name="fr1" draw:name="Objet67" text:anchor-type="as-char" svg:y="-0.386cm" svg:width="1.69cm" svg:height="0.51cm" draw:z-index="6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"> </text:span><text:s/><text:span text:style-name="T3">* (t ²+tf) ) + </text:span><text:span text:style-name="T3"><draw:frame draw:style-name="fr1" draw:name="Objet68" text:anchor-type="as-char" svg:y="-0.386cm" svg:width="1.69cm" svg:height="0.51cm" draw:z-index="6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">*tf *t +sab</text:span></text:p>
            <text:p text:style-name="P76"/>
          </table:table-cell>
          <table:table-cell table:style-name="Tableau10.A1" office:value-type="string">
            <text:p text:style-name="P76"><text:span text:style-name="T3">si</text:span> <draw:frame draw:style-name="fr1" draw:name="Objet69" text:anchor-type="as-char" svg:y="-0.377cm" svg:width="2.127cm" svg:height="0.483cm" draw:z-index="68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</table:table-row>
        <table:table-row>
          <table:table-cell table:style-name="Tableau10.A1" office:value-type="string">
            <text:p text:style-name="P68">0 </text:p>
          </table:table-cell>
          <table:table-cell table:style-name="Tableau10.A1" office:value-type="string">
            <text:p text:style-name="P68">si t&gt;tf</text:p>
          </table:table-cell>
        </table:table-row>
      </table:table>
      <text:p text:style-name="P45"/>
      <text:p text:style-name="P47">(afficher courbes)</text:p>
      <text:h text:style-name="P61" text:outline-level="2">IV.2 Trajectoire opérationnelle</text:h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5-01-15T23:11:11.202182992</meta:creation-date>
    <meta:generator>LibreOffice/4.2.7.2$Linux_x86 LibreOffice_project/420m0$Build-2</meta:generator>
    <dc:date>2015-01-16T20:44:23.843437392</dc:date>
    <dc:creator>JackDanny </dc:creator>
    <meta:editing-duration>PT7H53S</meta:editing-duration>
    <meta:editing-cycles>23</meta:editing-cycles>
    <meta:document-statistic meta:table-count="10" meta:image-count="0" meta:object-count="69" meta:page-count="6" meta:paragraph-count="148" meta:word-count="719" meta:character-count="2846" meta:non-whitespace-character-count="2231"/>
  </office:meta>
</office:document-meta>
</file>

<file path=Object 1/content.xml><?xml version="1.0" encoding="utf-8"?>
<math xmlns="http://www.w3.org/1998/Math/MathML" display="block">
  <semantics>
    <mrow>
      <mi>u</mi>
      <mo stretchy="false">∈</mo>
      <mrow>
        <mo fence="true" stretchy="false">[</mo>
        <mrow>
          <mn>0,1</mn>
        </mrow>
        <mo fence="true" stretchy="false">]</mo>
      </mrow>
    </mrow>
    <annotation encoding="StarMath 5.0">u in[ 0,1 ] </annotation>
  </semantics>
</math>
</file>

<file path=Object 10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1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2</mn>
          </mrow>
        </mrow>
        <mo fence="true" stretchy="false">]</mo>
      </mrow>
    </mrow>
    <annotation encoding="StarMath 5.0">t in[ 0,t2 ] </annotation>
  </semantics>
</math>
</file>

<file path=Object 12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13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14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15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1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17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n>0</mn>
        </mrow>
        <mo fence="true" stretchy="false">)</mo>
      </mrow>
    </mrow>
    <annotation encoding="StarMath 5.0">dot s( 0 )</annotation>
  </semantics>
</math>
</file>

<file path=Object 18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 mathvariant="italic">tf</mi>
        </mrow>
        <mo fence="true" stretchy="false">)</mo>
      </mrow>
    </mrow>
    <annotation encoding="StarMath 5.0">dot s( tf )</annotation>
  </semantics>
</math>
</file>

<file path=Object 19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 mathvariant="italic">tf</mi>
        </mrow>
        <mo fence="true" stretchy="false">)</mo>
      </mrow>
    </mrow>
    <annotation encoding="StarMath 5.0">dot s( tf )</annotation>
  </semantics>
</math>
</file>

<file path=Object 2/content.xml><?xml version="1.0" encoding="utf-8"?>
<math xmlns="http://www.w3.org/1998/Math/MathML" display="block">
  <semantics>
    <mrow>
      <mi>s</mi>
      <mo stretchy="false">∈</mo>
      <mrow>
        <mo fence="true" stretchy="false">[</mo>
        <mrow>
          <mrow>
            <mn>0,</mn>
            <mi mathvariant="italic">sab</mi>
          </mrow>
        </mrow>
        <mo fence="true" stretchy="false">]</mo>
      </mrow>
    </mrow>
    <annotation encoding="StarMath 5.0">s in [ 0,sab]
</annotation>
  </semantics>
</math>
</file>

<file path=Object 20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2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22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23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24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25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2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27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28/content.xml><?xml version="1.0" encoding="utf-8"?>
<math xmlns="http://www.w3.org/1998/Math/MathML" display="block">
  <semantics>
    <mrow>
      <mi>s</mi>
      <mrow>
        <mo fence="true" stretchy="false">(</mo>
        <mrow>
          <mn>0</mn>
        </mrow>
        <mo fence="true" stretchy="false">)</mo>
      </mrow>
    </mrow>
    <annotation encoding="StarMath 5.0">s( 0 )</annotation>
  </semantics>
</math>
</file>

<file path=Object 29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3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n>0</mn>
        </mrow>
        <mo fence="true" stretchy="false">)</mo>
      </mrow>
    </mrow>
    <annotation encoding="StarMath 5.0">dot s( 0 )</annotation>
  </semantics>
</math>
</file>

<file path=Object 30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3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32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33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34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35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36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37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row>
              <mi mathvariant="italic">tf</mi>
              <mo stretchy="false">/</mo>
              <mn>2</mn>
            </mrow>
          </mrow>
        </mrow>
        <mo fence="true" stretchy="false">]</mo>
      </mrow>
    </mrow>
    <annotation encoding="StarMath 5.0">t in[ 0,tf/2 ] </annotation>
  </semantics>
</math>
</file>

<file path=Object 38/content.xml><?xml version="1.0" encoding="utf-8"?>
<math xmlns="http://www.w3.org/1998/Math/MathML" display="block">
  <semantics>
    <mrow>
      <mi>s</mi>
      <mrow>
        <mo fence="true" stretchy="false">(</mo>
        <mrow>
          <mi mathvariant="italic">tf</mi>
        </mrow>
        <mo fence="true" stretchy="false">)</mo>
      </mrow>
    </mrow>
    <annotation encoding="StarMath 5.0"> s( tf ) </annotation>
  </semantics>
</math>
</file>

<file path=Object 39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row>
              <mi mathvariant="italic">tf</mi>
              <mo stretchy="false">/</mo>
              <mn>2,</mn>
            </mrow>
            <mi mathvariant="italic">tf</mi>
          </mrow>
        </mrow>
        <mo fence="true" stretchy="false">]</mo>
      </mrow>
    </mrow>
    <annotation encoding="StarMath 5.0">t in[ tf/2,tf ] </annotation>
  </semantics>
</math>
</file>

<file path=Object 4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n>0</mn>
        </mrow>
        <mo fence="true" stretchy="false">)</mo>
      </mrow>
    </mrow>
    <annotation encoding="StarMath 5.0">ddot s( 0 ) </annotation>
  </semantics>
</math>
</file>

<file path=Object 40/content.xml><?xml version="1.0" encoding="utf-8"?>
<math xmlns="http://www.w3.org/1998/Math/MathML" display="block">
  <semantics>
    <mrow>
      <mi>s</mi>
      <mrow>
        <mo fence="true" stretchy="false">(</mo>
        <mrow>
          <mn>0</mn>
        </mrow>
        <mo fence="true" stretchy="false">)</mo>
      </mrow>
    </mrow>
    <annotation encoding="StarMath 5.0"> s( 0 ) </annotation>
  </semantics>
</math>
</file>

<file path=Object 41/content.xml><?xml version="1.0" encoding="utf-8"?>
<math xmlns="http://www.w3.org/1998/Math/MathML" display="block">
  <semantics>
    <mrow>
      <mover accent="true">
        <mi>q</mi>
        <mo stretchy="false">˙</mo>
      </mover>
      <mi mathvariant="italic">max</mi>
    </mrow>
    <annotation encoding="StarMath 5.0">dot q max</annotation>
  </semantics>
</math>
</file>

<file path=Object 42/content.xml><?xml version="1.0" encoding="utf-8"?>
<math xmlns="http://www.w3.org/1998/Math/MathML" display="block">
  <semantics>
    <mrow>
      <mover accent="true">
        <mi>q</mi>
        <mo stretchy="false">˙</mo>
      </mover>
      <mi mathvariant="italic">max</mi>
    </mrow>
    <annotation encoding="StarMath 5.0">dot q max</annotation>
  </semantics>
</math>
</file>

<file path=Object 43/content.xml><?xml version="1.0" encoding="utf-8"?>
<math xmlns="http://www.w3.org/1998/Math/MathML" display="block">
  <semantics>
    <mrow>
      <mover accent="true">
        <mi>q</mi>
        <mo stretchy="false">˙</mo>
      </mover>
      <mi mathvariant="italic">max</mi>
    </mrow>
    <annotation encoding="StarMath 5.0">dot q max</annotation>
  </semantics>
</math>
</file>

<file path=Object 44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45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4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row>
              <mi mathvariant="italic">tf</mi>
              <mo stretchy="false">/</mo>
              <mn>2</mn>
            </mrow>
          </mrow>
        </mrow>
        <mo fence="true" stretchy="false">]</mo>
      </mrow>
    </mrow>
    <annotation encoding="StarMath 5.0">t in[ 0,tf/2 ] </annotation>
  </semantics>
</math>
</file>

<file path=Object 47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48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row>
              <mi mathvariant="italic">tf</mi>
              <mo stretchy="false">/</mo>
              <mn>2,</mn>
            </mrow>
            <mi mathvariant="italic">tf</mi>
          </mrow>
        </mrow>
        <mo fence="true" stretchy="false">]</mo>
      </mrow>
    </mrow>
    <annotation encoding="StarMath 5.0">t in[ tf/2,tf ] </annotation>
  </semantics>
</math>
</file>

<file path=Object 49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5/content.xml><?xml version="1.0" encoding="utf-8"?>
<math xmlns="http://www.w3.org/1998/Math/MathML" display="block">
  <semantics>
    <mrow>
      <mo fence="true" stretchy="false">|</mo>
      <mrow>
        <mrow>
          <mover accent="true">
            <mi>s</mi>
            <mo stretchy="false">˙</mo>
          </mover>
          <mrow>
            <mo fence="true" stretchy="false">(</mo>
            <mrow>
              <mi>t</mi>
            </mrow>
            <mo fence="true" stretchy="false">)</mo>
          </mrow>
        </mrow>
      </mrow>
      <mo fence="true" stretchy="false">|</mo>
    </mrow>
    <annotation encoding="StarMath 5.0">lline dot s( t ) rline </annotation>
  </semantics>
</math>
</file>

<file path=Object 50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row>
              <mi mathvariant="italic">tf</mi>
              <mo stretchy="false">/</mo>
              <mn>2</mn>
            </mrow>
          </mrow>
        </mrow>
        <mo fence="true" stretchy="false">]</mo>
      </mrow>
    </mrow>
    <annotation encoding="StarMath 5.0">t in[ 0,tf/2 ] </annotation>
  </semantics>
</math>
</file>

<file path=Object 5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row>
              <mi mathvariant="italic">tf</mi>
              <mo stretchy="false">/</mo>
              <mn>2,</mn>
            </mrow>
            <mi mathvariant="italic">tf</mi>
          </mrow>
        </mrow>
        <mo fence="true" stretchy="false">]</mo>
      </mrow>
    </mrow>
    <annotation encoding="StarMath 5.0">t in[ tf/2,tf ] </annotation>
  </semantics>
</math>
</file>

<file path=Object 52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53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54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55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5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row>
              <mi mathvariant="italic">tf</mi>
              <mo stretchy="false">/</mo>
              <mn>2</mn>
            </mrow>
          </mrow>
        </mrow>
        <mo fence="true" stretchy="false">]</mo>
      </mrow>
    </mrow>
    <annotation encoding="StarMath 5.0">t in[ 0,tf/2 ] </annotation>
  </semantics>
</math>
</file>

<file path=Object 57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58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row>
              <mi mathvariant="italic">tf</mi>
              <mo stretchy="false">/</mo>
              <mn>2,</mn>
            </mrow>
            <mi mathvariant="italic">tf</mi>
          </mrow>
        </mrow>
        <mo fence="true" stretchy="false">]</mo>
      </mrow>
    </mrow>
    <annotation encoding="StarMath 5.0">t in[ tf/2,tf ] </annotation>
  </semantics>
</math>
</file>

<file path=Object 59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60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1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2/content.xml><?xml version="1.0" encoding="utf-8"?>
<math xmlns="http://www.w3.org/1998/Math/MathML" display="block">
  <semantics>
    <mrow>
      <mi>s</mi>
      <mrow>
        <mo fence="true" stretchy="false">(</mo>
        <mrow>
          <mi mathvariant="italic">tf</mi>
        </mrow>
        <mo fence="true" stretchy="false">)</mo>
      </mrow>
    </mrow>
    <annotation encoding="StarMath 5.0">s( tf ) </annotation>
  </semantics>
</math>
</file>

<file path=Object 63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4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65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row>
              <mi mathvariant="italic">tf</mi>
              <mo stretchy="false">/</mo>
              <mn>2</mn>
            </mrow>
          </mrow>
        </mrow>
        <mo fence="true" stretchy="false">]</mo>
      </mrow>
    </mrow>
    <annotation encoding="StarMath 5.0">t in[ 0,tf/2 ] 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8/content.xml><?xml version="1.0" encoding="utf-8"?>
<math xmlns="http://www.w3.org/1998/Math/MathML" display="block">
  <semantics>
    <mrow>
      <mover accent="true">
        <mi>q</mi>
        <mo stretchy="false">¨</mo>
      </mover>
      <mrow>
        <mo fence="true" stretchy="false">(</mo>
        <mrow>
          <mi>t</mi>
        </mrow>
        <mo fence="true" stretchy="false">)</mo>
      </mrow>
      <mi mathvariant="italic">max</mi>
    </mrow>
    <annotation encoding="StarMath 5.0">ddot q( t ) max</annotation>
  </semantics>
</math>
</file>

<file path=Object 69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row>
              <mi mathvariant="italic">tf</mi>
              <mo stretchy="false">/</mo>
              <mn>2,</mn>
            </mrow>
            <mi mathvariant="italic">tf</mi>
          </mrow>
        </mrow>
        <mo fence="true" stretchy="false">]</mo>
      </mrow>
    </mrow>
    <annotation encoding="StarMath 5.0">t in[ tf/2,tf ] </annotation>
  </semantics>
</math>
</file>

<file path=Object 7/content.xml><?xml version="1.0" encoding="utf-8"?>
<math xmlns="http://www.w3.org/1998/Math/MathML" display="block">
  <semantics>
    <mrow>
      <mo fence="true" stretchy="false">|</mo>
      <mrow>
        <mrow>
          <mover accent="true">
            <mi>s</mi>
            <mo stretchy="false">¨</mo>
          </mover>
          <mrow>
            <mo fence="true" stretchy="false">(</mo>
            <mrow>
              <mi>t</mi>
            </mrow>
            <mo fence="true" stretchy="false">)</mo>
          </mrow>
        </mrow>
      </mrow>
      <mo fence="true" stretchy="false">|</mo>
    </mrow>
    <annotation encoding="StarMath 5.0">lline ddot s( t ) rline </annotation>
  </semantics>
</math>
</file>

<file path=Object 8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9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